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3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7.24pt" fo:break-before="auto" style:use-optimal-row-height="true"/>
    </style:style>
    <style:style style:name="ro3" style:family="table-row">
      <style:table-row-properties style:row-height="99.1pt" fo:break-before="auto" style:use-optimal-row-height="true"/>
    </style:style>
    <style:style style:name="ro4" style:family="table-row">
      <style:table-row-properties style:row-height="45.16pt" fo:break-before="auto" style:use-optimal-row-height="true"/>
    </style:style>
    <style:style style:name="ro5" style:family="table-row">
      <style:table-row-properties style:row-height="55.5pt" fo:break-before="auto" style:use-optimal-row-height="true"/>
    </style:style>
    <style:style style:name="ro6" style:family="table-row">
      <style:table-row-properties style:row-height="55.76pt" fo:break-before="auto" style:use-optimal-row-height="true"/>
    </style:style>
    <style:style style:name="ro7" style:family="table-row">
      <style:table-row-properties style:row-height="171.16pt" fo:break-before="auto" style:use-optimal-row-height="false"/>
    </style:style>
    <style:style style:name="ro8" style:family="table-row">
      <style:table-row-properties style:row-height="66.64pt" fo:break-before="auto" style:use-optimal-row-height="true"/>
    </style:style>
    <style:style style:name="ro9" style:family="table-row">
      <style:table-row-properties style:row-height="44.84pt" fo:break-before="auto" style:use-optimal-row-height="true"/>
    </style:style>
    <style:style style:name="ro10" style:family="table-row">
      <style:table-row-properties style:row-height="77.3pt" fo:break-before="auto" style:use-optimal-row-height="true"/>
    </style:style>
    <style:style style:name="ro11" style:family="table-row">
      <style:table-row-properties style:row-height="23.05pt" fo:break-before="auto" style:use-optimal-row-height="true"/>
    </style:style>
    <style:style style:name="ro12" style:family="table-row">
      <style:table-row-properties style:row-height="2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99pt solid #000000" fo:border-left="none" fo:border-right="none" fo:border-top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15" style:family="table-cell" style:parent-style-name="Default" style:data-style-name="N132"/>
    <style:style style:name="ce16" style:family="table-cell" style:parent-style-name="Default" style:data-style-name="N132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32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32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ext-properties style:font-name="Liberation Serif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8" style:family="table-cell" style:parent-style-name="Default">
      <style:table-cell-properties fo:background-color="transparent" fo:wrap-option="wrap"/>
      <style:text-properties style:font-name="Liberation Serif"/>
    </style:style>
    <style:style style:name="ce37" style:family="table-cell" style:parent-style-name="Default" style:data-style-name="N140">
      <style:table-cell-properties fo:wrap-option="wrap"/>
      <style:text-properties style:font-name="Liberation Serif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Liberation Serif"/>
    </style:style>
    <style:style style:name="ce23" style:family="table-cell" style:parent-style-name="Default" style:data-style-name="N1">
      <style:table-cell-properties fo:wrap-option="wrap"/>
      <style:text-properties style:font-name="Liberation Serif"/>
    </style:style>
    <style:style style:name="ce24" style:family="table-cell" style:parent-style-name="Default" style:data-style-name="N1">
      <style:table-cell-properties fo:border-bottom="none" fo:wrap-option="wrap" fo:border-left="none" fo:border-right="none" fo:border-top="0.06pt solid #000000"/>
      <style:text-properties style:font-name="Liberation Serif"/>
    </style:style>
    <style:style style:name="ce25" style:family="table-cell" style:parent-style-name="Default" style:data-style-name="N1">
      <style:table-cell-properties fo:border-bottom="0.06pt solid #000000" fo:wrap-option="wrap" fo:border-left="none" fo:border-right="none" fo:border-top="none"/>
      <style:text-properties style:font-name="Liberation Serif"/>
    </style:style>
    <style:style style:name="ce9" style:family="table-cell" style:parent-style-name="Default">
      <style:table-cell-properties fo:background-color="transparent"/>
      <style:text-properties style:font-name="Liberation Serif"/>
    </style:style>
    <style:style style:name="ce27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29"/>
    <style:style style:name="ce30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3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font-name="Liberation Serif"/>
    </style:style>
    <style:style style:name="ce35" style:family="table-cell" style:parent-style-name="Default">
      <style:table-cell-properties fo:border-bottom="none" fo:wrap-option="wrap" fo:border-left="none" fo:border-right="0.06pt solid #000000" fo:border-top="none"/>
      <style:text-properties style:font-name="Liberation Serif"/>
    </style:style>
    <style:style style:name="ce3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Juicer Testing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ote: Forbid driving, servos, and heavy computing when charging state is UNKNOWN or CHARGING</text:p>
          </table:table-cell>
          <table:table-cell table:style-name="ce2" table:number-columns-repeated="4"/>
          <table:table-cell table:style-name="ce48" table:number-columns-repeated="2"/>
          <table:table-cell table:number-columns-repeated="3"/>
        </table:table-row>
        <table:table-row table:style-name="ro1">
          <table:table-cell table:style-name="ce1"/>
          <table:table-cell table:style-name="ce2" table:number-columns-repeated="4"/>
          <table:table-cell table:style-name="ce48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From State</text:p>
          </table:table-cell>
          <table:table-cell table:style-name="ce2" office:value-type="string" calcext:value-type="string">
            <text:p>To State</text:p>
          </table:table-cell>
          <table:table-cell table:style-name="ce2" office:value-type="string" calcext:value-type="string">
            <text:p>Rule</text:p>
          </table:table-cell>
          <table:table-cell table:style-name="ce2" office:value-type="string" calcext:value-type="string">
            <text:p>Logic</text:p>
          </table:table-cell>
          <table:table-cell table:style-name="ce2"/>
          <table:table-cell table:style-name="ce48" office:value-type="string" calcext:value-type="string">
            <text:p>Test</text:p>
          </table:table-cell>
          <table:table-cell table:style-name="ce48" office:value-type="string" calcext:value-type="string" table:number-columns-spanned="2" table:number-rows-spanned="1">
            <text:p>Notes (6s, 5m long)</text:p>
          </table:table-cell>
          <table:covered-table-cell/>
          <table:table-cell office:value-type="string" calcext:value-type="string">
            <text:p>2s, 5m long</text:p>
          </table:table-cell>
          <table:table-cell/>
        </table:table-row>
        <table:table-row table:style-name="ro1"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0r</text:p>
          </table:table-cell>
          <table:table-cell table:style-name="ce1" office:value-type="string" calcext:value-type="string">
            <text:p>reset to Unknown()</text:p>
          </table:table-cell>
          <table:table-cell table:style-name="ce1"/>
          <table:table-cell table:style-name="ce48" table:number-columns-repeated="2"/>
          <table:table-cell table:number-columns-repeated="3"/>
        </table:table-row>
        <table:table-row table:style-name="ro1">
          <table:table-cell table:style-name="ce1" table:number-columns-repeated="5"/>
          <table:table-cell table:style-name="ce48" table:number-columns-repeated="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44a</text:p>
          </table:table-cell>
          <table:table-cell table:style-name="ce31" office:value-type="string" calcext:value-type="string" table:number-columns-spanned="2" table:number-rows-spanned="1">
            <text:p>&lt; 4m uptime since boot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b</text:p>
          </table:table-cell>
          <table:table-cell table:style-name="ce32" office:value-type="string" calcext:value-type="string" table:number-columns-spanned="2" table:number-rows-spanned="1">
            <text:p>startup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Charging</text:p>
          </table:table-cell>
          <table:table-cell table:style-name="ce4" office:value-type="string" calcext:value-type="string">
            <text:p>42a</text:p>
          </table:table-cell>
          <table:table-cell table:style-name="ce8" office:value-type="string" calcext:value-type="string" table:number-columns-spanned="2" table:number-rows-spanned="1">
            <text:p>ShortMean&gt;11, lastChange&gt;60s, slope&gt;0</text:p>
          </table:table-cell>
          <table:covered-table-cell table:style-name="ce9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58s at 11.2v</text:p>
            <text:p>59s at 11.4v</text:p>
            <text:p>60s at 11.4v</text:p>
            <text:p>1m at 11.5v</text:p>
            <text:p>1m at 11.7v</text:p>
            <text:p>1m45s at 11.8v</text:p>
          </table:table-cell>
          <table:covered-table-cell/>
          <table:table-cell table:number-columns-repeated="2"/>
        </table:table-row>
        <table:table-row table:style-name="ro3">
          <table:table-cell table:number-columns-repeated="2"/>
          <table:table-cell table:style-name="ce5" office:value-type="string" calcext:value-type="string">
            <text:p>42b</text:p>
            <text:p>(may not fire above 11v)</text:p>
          </table:table-cell>
          <table:table-cell table:style-name="ce32" office:value-type="string" calcext:value-type="string" table:number-columns-spanned="2" table:number-rows-spanned="1">
            <text:p>ShortMean-shortMin&gt;0.5,</text:p>
            <text:p>Slope&gt;0,</text:p>
            <text:p>lastChange&gt;45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90s, 107s, 133s, </text:p>
            <text:p>214s (min 9.8v)</text:p>
            <text:p>149s (min 10v)</text:p>
            <text:p>270s (min 10.2v)</text:p>
            <text:p>229s (mean 11v min 10.3v)</text:p>
            <text:p>42s (mean 11v min 10.4)</text:p>
            <text:p>42s (mean 11.3v)</text:p>
            <text:p>75s (mean 11.6v)</text:p>
            <text:p>80s (mean 11v)</text:p>
          </table:table-cell>
          <table:covered-table-cell/>
          <table:table-cell office:value-type="string" calcext:value-type="string">
            <text:p>50s at 11.7v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420</text:p>
          </table:table-cell>
          <table:table-cell table:style-name="ce32" office:value-type="string" calcext:value-type="string" table:number-columns-spanned="2" table:number-rows-spanned="1">
            <text:p>shortPeak&gt;=longPeak,</text:p>
            <text:p>shortMean&gt;longMean,</text:p>
            <text:p>Slope&gt;0.02,</text:p>
            <text:p>LastChange&gt;6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m at 11v</text:p>
          </table:table-cell>
          <table:covered-table-cell/>
          <table:table-cell table:number-columns-repeated="2"/>
        </table:table-row>
        <table:table-row table:style-name="ro5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43</text:p>
          </table:table-cell>
          <table:table-cell table:style-name="ce32" office:value-type="string" calcext:value-type="string" table:number-columns-spanned="2" table:number-rows-spanned="1">
            <text:p>ShortMean&lt;11,</text:p>
            <text:p>ShortPeak-shortMean&gt;0.5,</text:p>
            <text:p>ShortMean-shortMin&lt;0.15</text:p>
            <text:p>Slope&lt;0,</text:p>
            <text:p>lastChange&gt;60s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at 10v</text:p>
            <text:p>2.5m at 9.9v</text:p>
            <text:p>3.5m at 9.9v</text:p>
            <text:p>3.5m at 9.8v</text:p>
            <text:p>2.5m at 10.2v</text:p>
          </table:table-cell>
          <table:covered-table-cell/>
          <table:table-cell office:value-type="string" calcext:value-type="string">
            <text:p>2m at 9.7v</text:p>
            <text:p>2m at 9.6v</text:p>
            <text:p>1.5m at 9.5v</text:p>
            <text:p>1m at 10.9v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410</text:p>
          </table:table-cell>
          <table:table-cell table:style-name="ce32" office:value-type="string" calcext:value-type="string" table:number-columns-spanned="2" table:number-rows-spanned="1">
            <text:p>shortPeak-shortMin&lt;0.07, </text:p>
            <text:p>LongMean&gt;shortMean,</text:p>
            <text:p>LongPeak-longMin&lt;0.15</text:p>
            <text:p>LastChange &gt; 120s, 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6m at 9.4v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t Charg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Charging</text:p>
          </table:table-cell>
          <table:table-cell office:value-type="string" calcext:value-type="string">
            <text:p>120</text:p>
          </table:table-cell>
          <table:table-cell table:style-name="ce32" office:value-type="string" calcext:value-type="string" table:number-columns-spanned="2" table:number-rows-spanned="1">
            <text:p>Slope&gt;0.0, lastChange&gt;150s, shortMean&gt;longMean, shortPeak &gt;= longPeak</text:p>
            <text:p>ShortPeak-shortMin&gt;0.5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/>
            <text:p>2m at 8.9v</text:p>
            <text:p>2m at 8.5v (after docking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Charging</text:p>
          </table:table-cell>
          <table:table-cell table:number-columns-repeated="4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8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210</text:p>
          </table:table-cell>
          <table:table-cell table:style-name="ce32" office:value-type="string" calcext:value-type="string" table:number-columns-spanned="2" table:number-rows-spanned="1">
            <text:p>ShortPeak-shortMin&lt;0.07</text:p>
            <text:p>LongPeak&lt;11.5</text:p>
            <text:p>LongPeak-longMean&lt;0.2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office:value-type="string" calcext:value-type="string">
            <text:p>False 230 before 210 could fire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Trickling</text:p>
          </table:table-cell>
          <table:table-cell office:value-type="string" calcext:value-type="string">
            <text:p>230</text:p>
          </table:table-cell>
          <table:table-cell table:style-name="ce32" office:value-type="string" calcext:value-type="string" table:number-columns-spanned="2" table:number-rows-spanned="1">
            <text:p>LongPeak&gt;12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</text:p>
          </table:table-cell>
          <table:covered-table-cell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230a</text:p>
          </table:table-cell>
          <table:table-cell table:style-name="ce32" office:value-type="string" calcext:value-type="string" table:number-columns-spanned="2" table:number-rows-spanned="1">
            <text:p>LongPeak&gt;11.5</text:p>
            <text:p> LongMean-shortMean&gt;0.5,</text:p>
            <text:p>longMin&gt;=shortMin,</text:p>
            <text:p>LastChange&gt;300s,slope&lt;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1m peak 11.8v</text:p>
            <text:p>40s peak 11.8v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rickling</text:p>
          </table:table-cell>
          <table:table-cell table:number-columns-repeated="2"/>
          <table:table-cell table:style-name="ce32" table:number-columns-spanned="2" table:number-rows-spanned="1"/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Not Charging</text:p>
          </table:table-cell>
          <table:table-cell office:value-type="string" calcext:value-type="string">
            <text:p>310</text:p>
          </table:table-cell>
          <table:table-cell table:style-name="ce32" office:value-type="string" calcext:value-type="string" table:number-columns-spanned="2" table:number-rows-spanned="1">
            <text:p>[LongPeak&lt;10.5]</text:p>
            <text:p>ShortPeak-shortMin&lt;0.035</text:p>
            <text:p>[longPeak-longMean&lt;0.15]</text:p>
            <text:p>LongPeak-longMin&lt;0.5, 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 office:value-type="string" calcext:value-type="string">
            <text:p>y</text:p>
          </table:table-cell>
          <table:table-cell table:style-name="ce32" office:value-type="string" calcext:value-type="string" table:number-columns-spanned="2" table:number-rows-spanned="1">
            <text:p>7 minutes at 10v</text:p>
            <text:p>15m at 10.1v</text:p>
            <text:p>5m at 9.3v</text:p>
            <text:p>5m at 9.4v</text:p>
            <text:p>6m at 10.1</text:p>
            <text:p>13m at 10.3</text:p>
            <text:p>(false at 19min)</text:p>
          </table:table-cell>
          <table:covered-table-cell/>
          <table:table-cell office:value-type="string" calcext:value-type="string">
            <text:p>10m at 9.3v</text:p>
            <text:p>(4.5h trickle)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trying</text:p>
          </table:table-cell>
          <table:table-cell office:value-type="string" calcext:value-type="string">
            <text:p>310a</text:p>
          </table:table-cell>
          <table:table-cell table:style-name="ce32" office:value-type="string" calcext:value-type="string" table:number-columns-spanned="2" table:number-rows-spanned="1">
            <text:p>ShortPeak-shortMean&lt;0.1</text:p>
            <text:p>LongPeak-longMean&lt;0.15</text:p>
            <text:p>longMean&gt;shortMean</text:p>
            <text:p>lastChange &gt; 120s, </text:p>
            <text:p>Slope &lt; 0</text:p>
          </table:table-cell>
          <table:covered-table-cell table:style-name="ce31"/>
          <table:table-cell table:style-name="ce12"/>
          <table:table-cell table:style-name="ce32" table:number-columns-spanned="2" table:number-rows-spanned="1"/>
          <table:covered-table-cell/>
          <table:table-cell office:value-type="string" calcext:value-type="string">
            <text:p>8m at 9.7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10c</text:p>
          </table:table-cell>
          <table:table-cell table:style-name="ce32" office:value-type="string" calcext:value-type="string" table:number-columns-spanned="2" table:number-rows-spanned="1">
            <text:p>undock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310x</text:p>
          </table:table-cell>
          <table:table-cell table:style-name="ce32" office:value-type="string" calcext:value-type="string" table:number-columns-spanned="2" table:number-rows-spanned="1">
            <text:p>ShortMeanVolts&gt;7.8 and &lt;10v and dismountCharger()</text:p>
          </table:table-cell>
          <table:covered-table-cell/>
          <table:table-cell/>
          <table:table-cell table:style-name="ce32"/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310v</text:p>
          </table:table-cell>
          <table:table-cell table:style-name="ce32" office:value-type="string" calcext:value-type="string" table:number-columns-spanned="2" table:number-rows-spanned="1">
            <text:p>ShortMeanVolts &lt; 7.8v and</text:p>
            <text:p>DismountCharger()</text:p>
          </table:table-cell>
          <table:covered-table-cell/>
          <table:table-cell/>
          <table:table-cell table:style-name="ce32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backing </text:p>
          </table:table-cell>
          <table:table-cell office:value-type="float" office:value="88" calcext:value-type="float">
            <text:p>88</text:p>
          </table:table-cell>
          <table:table-cell table:style-name="ce32"/>
          <table:table-cell office:value-type="float" office:value="88" calcext:value-type="float">
            <text:p>88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Fudge</text:p>
          </table:table-cell>
          <table:table-cell office:value-type="float" office:value="3" calcext:value-type="float">
            <text:p>3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pproach</text:p>
          </table:table-cell>
          <table:table-cell office:value-type="float" office:value="266" calcext:value-type="float">
            <text:p>266</text:p>
          </table:table-cell>
          <table:table-cell table:style-name="ce32"/>
          <table:table-cell office:value-type="float" office:value="266" calcext:value-type="float">
            <text:p>266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Div</text:p>
          </table:table-cell>
          <table:table-cell office:value-type="float" office:value="1.5" calcext:value-type="float">
            <text:p>1.5</text:p>
          </table:table-cell>
          <table:table-cell table:style-name="ce32"/>
          <table:table-cell office:value-type="float" office:value="1.5" calcext:value-type="float">
            <text:p>1.5</text:p>
          </table:table-cell>
          <table:table-cell table:style-name="ce3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6:.C71])" office:value-type="float" office:value="261.3" calcext:value-type="float">
            <text:p>261.3</text:p>
          </table:table-cell>
          <table:table-cell table:style-name="ce37" table:formula="of:=([.C33]-[.C31])/[.C31]" office:value-type="percentage" office:value="-0.0176691729323308" calcext:value-type="percentage">
            <text:p>-1.8%</text:p>
          </table:table-cell>
          <table:table-cell table:formula="of:=MIN([.E37:.E66])" office:value-type="float" office:value="261" calcext:value-type="float">
            <text:p>261</text:p>
          </table:table-cell>
          <table:table-cell table:style-name="ce32"/>
          <table:table-cell table:style-name="ce37" table:formula="of:=([.E33]-[.E31])/[.E31]" office:value-type="percentage" office:value="-0.018796992481203" calcext:value-type="percentage">
            <text:p>-1.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6:.C71])" office:value-type="float" office:value="271.5" calcext:value-type="float">
            <text:p>271.5</text:p>
          </table:table-cell>
          <table:table-cell table:style-name="ce37" table:formula="of:=([.C34]-[.C31])/[.C31]" office:value-type="percentage" office:value="0.0206766917293233" calcext:value-type="percentage">
            <text:p>2.1%</text:p>
          </table:table-cell>
          <table:table-cell table:formula="of:=MAX([.E36:.E71])" office:value-type="float" office:value="270.5" calcext:value-type="float">
            <text:p>270.5</text:p>
          </table:table-cell>
          <table:table-cell table:style-name="ce32"/>
          <table:table-cell table:style-name="ce37" table:formula="of:=([.E34]-[.E31])/[.E31]" office:value-type="percentage" office:value="0.0169172932330827" calcext:value-type="percentage">
            <text:p>1.7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dev</text:p>
          </table:table-cell>
          <table:table-cell table:style-name="ce15" table:formula="of:=STDEV([.C37:.C71])" office:value-type="float" office:value="2.38607068908977" calcext:value-type="float">
            <text:p>2.4</text:p>
          </table:table-cell>
          <table:table-cell table:style-name="ce22" office:value-type="string" calcext:value-type="string">
            <text:p>Backing Dist</text:p>
          </table:table-cell>
          <table:table-cell table:style-name="ce15" table:formula="of:=STDEV([.E37:.E66])" office:value-type="float" office:value="2.20186963398324" calcext:value-type="float">
            <text:p>2.2</text:p>
          </table:table-cell>
          <table:table-cell table:style-name="ce32"/>
          <table:table-cell table:style-name="ce22" office:value-type="string" calcext:value-type="string">
            <text:p>Backing D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5" table:formula="of:=AVERAGE([.C37:.C71])" office:value-type="float" office:value="265.966666666667" calcext:value-type="float">
            <text:p>266.0</text:p>
          </table:table-cell>
          <table:table-cell table:style-name="ce23" table:formula="of:=-([.$C$29]+([.C36]-[.$C$31])/1.5)" office:value-type="float" office:value="-87.9777777777778" calcext:value-type="float">
            <text:p>-88</text:p>
          </table:table-cell>
          <table:table-cell table:style-name="ce15" table:formula="of:=AVERAGE([.E37:.E71])" office:value-type="float" office:value="235.869344385221" calcext:value-type="float">
            <text:p>235.9</text:p>
          </table:table-cell>
          <table:table-cell table:style-name="ce23" table:formula="of:=-([.$E$29]+([.E36]-[.$E$31])/1.5)" office:value-type="float" office:value="-67.9128962568139" calcext:value-type="float">
            <text:p>-68</text:p>
          </table:table-cell>
          <table:table-cell table:style-name="ce32"/>
          <table:table-cell table:number-columns-repeated="3"/>
        </table:table-row>
        <table:table-row table:style-name="ro1">
          <table:table-cell table:number-columns-repeated="2"/>
          <table:table-cell table:style-name="ce16" office:value-type="float" office:value="265.3" calcext:value-type="float">
            <text:p>265.3</text:p>
          </table:table-cell>
          <table:table-cell table:style-name="ce24" table:formula="of:=-([.$C$29]+([.C37]-[.$C$31])/1.5)" office:value-type="float" office:value="-87.5333333333333" calcext:value-type="float">
            <text:p>-88</text:p>
          </table:table-cell>
          <table:table-cell table:style-name="ce27" office:value-type="float" office:value="263.8" calcext:value-type="float">
            <text:p>263.8</text:p>
          </table:table-cell>
          <table:table-cell table:style-name="ce24" table:formula="of:=-([.$E$29]+([.E37]-[.$E$31])/1.5)" office:value-type="float" office:value="-86.5333333333333" calcext:value-type="float">
            <text:p>-87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.3" calcext:value-type="float">
            <text:p>263.3</text:p>
          </table:table-cell>
          <table:table-cell table:style-name="ce23" table:formula="of:=-([.$C$29]+([.C38]-[.$C$31])/1.5)" office:value-type="float" office:value="-86.2" calcext:value-type="float">
            <text:p>-86</text:p>
          </table:table-cell>
          <table:table-cell table:style-name="ce15" office:value-type="float" office:value="268.3" calcext:value-type="float">
            <text:p>268.3</text:p>
          </table:table-cell>
          <table:table-cell table:style-name="ce23" table:formula="of:=-([.$E$29]+([.E38]-[.$E$31])/1.5)" office:value-type="float" office:value="-89.5333333333334" calcext:value-type="float">
            <text:p>-9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" calcext:value-type="float">
            <text:p>264.0</text:p>
          </table:table-cell>
          <table:table-cell table:style-name="ce23" table:formula="of:=-([.$C$29]+([.C39]-[.$C$31])/1.5)" office:value-type="float" office:value="-86.6666666666667" calcext:value-type="float">
            <text:p>-87</text:p>
          </table:table-cell>
          <table:table-cell table:style-name="ce15" office:value-type="float" office:value="267" calcext:value-type="float">
            <text:p>267.0</text:p>
          </table:table-cell>
          <table:table-cell table:style-name="ce23" table:formula="of:=-([.$E$29]+([.E39]-[.$E$31])/1.5)" office:value-type="float" office:value="-88.6666666666667" calcext:value-type="float">
            <text:p>-8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2" calcext:value-type="float">
            <text:p>267.2</text:p>
          </table:table-cell>
          <table:table-cell table:style-name="ce23" table:formula="of:=-([.$C$29]+([.C40]-[.$C$31])/1.5)" office:value-type="float" office:value="-88.8" calcext:value-type="float">
            <text:p>-89</text:p>
          </table:table-cell>
          <table:table-cell table:style-name="ce15" office:value-type="float" office:value="261" calcext:value-type="float">
            <text:p>261.0</text:p>
          </table:table-cell>
          <table:table-cell table:style-name="ce23" table:formula="of:=-([.$E$29]+([.E40]-[.$E$31])/1.5)" office:value-type="float" office:value="-84.6666666666667" calcext:value-type="float">
            <text:p>-85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29]+([.C41]-[.$C$31])/1.5)" office:value-type="float" office:value="-88.4666666666667" calcext:value-type="float">
            <text:p>-88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29]+([.E41]-[.$E$31])/1.5)" office:value-type="float" office:value="-86.8666666666667" calcext:value-type="float">
            <text:p>-8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1.3" calcext:value-type="float">
            <text:p>261.3</text:p>
          </table:table-cell>
          <table:table-cell table:style-name="ce23" table:formula="of:=-([.$C$29]+([.C42]-[.$C$31])/1.5)" office:value-type="float" office:value="-84.8666666666667" calcext:value-type="float">
            <text:p>-85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29]+([.E42]-[.$E$31])/1.5)" office:value-type="float" office:value="-86.6666666666667" calcext:value-type="float">
            <text:p>-87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5" calcext:value-type="float">
            <text:p>267.5</text:p>
          </table:table-cell>
          <table:table-cell table:style-name="ce23" table:formula="of:=-([.$C$29]+([.C43]-[.$C$31])/1.5)" office:value-type="float" office:value="-89" calcext:value-type="float">
            <text:p>-89</text:p>
          </table:table-cell>
          <table:table-cell table:style-name="ce15" office:value-type="float" office:value="267.5" calcext:value-type="float">
            <text:p>267.5</text:p>
          </table:table-cell>
          <table:table-cell table:style-name="ce23" table:formula="of:=-([.$E$29]+([.E43]-[.$E$31])/1.5)" office:value-type="float" office:value="-89" calcext:value-type="float">
            <text:p>-89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" calcext:value-type="float">
            <text:p>268.0</text:p>
          </table:table-cell>
          <table:table-cell table:style-name="ce23" table:formula="of:=-([.$C$29]+([.C44]-[.$C$31])/1.5)" office:value-type="float" office:value="-89.3333333333333" calcext:value-type="float">
            <text:p>-89</text:p>
          </table:table-cell>
          <table:table-cell table:style-name="ce15" office:value-type="float" office:value="264.7" calcext:value-type="float">
            <text:p>264.7</text:p>
          </table:table-cell>
          <table:table-cell table:style-name="ce23" table:formula="of:=-([.$E$29]+([.E44]-[.$E$31])/1.5)" office:value-type="float" office:value="-87.1333333333333" calcext:value-type="float">
            <text:p>-87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29]+([.C45]-[.$C$31])/1.5)" office:value-type="float" office:value="-88" calcext:value-type="float">
            <text:p>-88</text:p>
          </table:table-cell>
          <table:table-cell table:style-name="ce15" office:value-type="float" office:value="264.5" calcext:value-type="float">
            <text:p>264.5</text:p>
          </table:table-cell>
          <table:table-cell table:style-name="ce23" table:formula="of:=-([.$E$29]+([.E45]-[.$E$31])/1.5)" office:value-type="float" office:value="-87" calcext:value-type="float">
            <text:p>-8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" calcext:value-type="float">
            <text:p>262.0</text:p>
          </table:table-cell>
          <table:table-cell table:style-name="ce23" table:formula="of:=-([.$C$29]+([.C46]-[.$C$31])/1.5)" office:value-type="float" office:value="-85.3333333333333" calcext:value-type="float">
            <text:p>-85</text:p>
          </table:table-cell>
          <table:table-cell table:style-name="ce15" office:value-type="float" office:value="264.3" calcext:value-type="float">
            <text:p>264.3</text:p>
          </table:table-cell>
          <table:table-cell table:style-name="ce23" table:formula="of:=-([.$E$29]+([.E46]-[.$E$31])/1.5)" office:value-type="float" office:value="-86.8666666666667" calcext:value-type="float">
            <text:p>-87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29]+([.C47]-[.$C$31])/1.5)" office:value-type="float" office:value="-89.6666666666667" calcext:value-type="float">
            <text:p>-90</text:p>
          </table:table-cell>
          <table:table-cell table:style-name="ce15" office:value-type="float" office:value="266.5" calcext:value-type="float">
            <text:p>266.5</text:p>
          </table:table-cell>
          <table:table-cell table:style-name="ce23" table:formula="of:=-([.$E$29]+([.E47]-[.$E$31])/1.5)" office:value-type="float" office:value="-88.3333333333333" calcext:value-type="float">
            <text:p>-88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71.5" calcext:value-type="float">
            <text:p>271.5</text:p>
          </table:table-cell>
          <table:table-cell table:style-name="ce23" table:formula="of:=-([.$C$29]+([.C48]-[.$C$31])/1.5)" office:value-type="float" office:value="-91.6666666666667" calcext:value-type="float">
            <text:p>-92</text:p>
          </table:table-cell>
          <table:table-cell table:style-name="ce15" office:value-type="float" office:value="269" calcext:value-type="float">
            <text:p>269.0</text:p>
          </table:table-cell>
          <table:table-cell table:style-name="ce23" table:formula="of:=-([.$E$29]+([.E48]-[.$E$31])/1.5)" office:value-type="float" office:value="-90" calcext:value-type="float">
            <text:p>-9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5" calcext:value-type="float">
            <text:p>265.5</text:p>
          </table:table-cell>
          <table:table-cell table:style-name="ce23" table:formula="of:=-([.$C$29]+([.C49]-[.$C$31])/1.5)" office:value-type="float" office:value="-87.6666666666667" calcext:value-type="float">
            <text:p>-88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29]+([.E49]-[.$E$31])/1.5)" office:value-type="float" office:value="-86.6666666666667" calcext:value-type="float">
            <text:p>-87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29]+([.C50]-[.$C$31])/1.5)" office:value-type="float" office:value="-86.8" calcext:value-type="float">
            <text:p>-87</text:p>
          </table:table-cell>
          <table:table-cell table:style-name="ce15" office:value-type="float" office:value="264" calcext:value-type="float">
            <text:p>264.0</text:p>
          </table:table-cell>
          <table:table-cell table:style-name="ce23" table:formula="of:=-([.$E$29]+([.E50]-[.$E$31])/1.5)" office:value-type="float" office:value="-86.6666666666667" calcext:value-type="float">
            <text:p>-87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" calcext:value-type="float">
            <text:p>267.0</text:p>
          </table:table-cell>
          <table:table-cell table:style-name="ce23" table:formula="of:=-([.$C$29]+([.C51]-[.$C$31])/1.5)" office:value-type="float" office:value="-88.6666666666667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29]+([.E51]-[.$E$31])/1.5)" office:value-type="float" office:value="-89.2" calcext:value-type="float">
            <text:p>-89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8.5" calcext:value-type="float">
            <text:p>268.5</text:p>
          </table:table-cell>
          <table:table-cell table:style-name="ce23" table:formula="of:=-([.$C$29]+([.C52]-[.$C$31])/1.5)" office:value-type="float" office:value="-89.6666666666667" calcext:value-type="float">
            <text:p>-90</text:p>
          </table:table-cell>
          <table:table-cell table:style-name="ce15" office:value-type="float" office:value="270.3" calcext:value-type="float">
            <text:p>270.3</text:p>
          </table:table-cell>
          <table:table-cell table:style-name="ce23" table:formula="of:=-([.$E$29]+([.E52]-[.$E$31])/1.5)" office:value-type="float" office:value="-90.8666666666667" calcext:value-type="float">
            <text:p>-91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3" calcext:value-type="float">
            <text:p>263.0</text:p>
          </table:table-cell>
          <table:table-cell table:style-name="ce23" table:formula="of:=-([.$C$29]+([.C53]-[.$C$31])/1.5)" office:value-type="float" office:value="-86" calcext:value-type="float">
            <text:p>-86</text:p>
          </table:table-cell>
          <table:table-cell table:style-name="ce15" office:value-type="float" office:value="264.2" calcext:value-type="float">
            <text:p>264.2</text:p>
          </table:table-cell>
          <table:table-cell table:style-name="ce23" table:formula="of:=-([.$E$29]+([.E53]-[.$E$31])/1.5)" office:value-type="float" office:value="-86.8" calcext:value-type="float">
            <text:p>-87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29]+([.C54]-[.$C$31])/1.5)" office:value-type="float" office:value="-86.8" calcext:value-type="float">
            <text:p>-87</text:p>
          </table:table-cell>
          <table:table-cell table:style-name="ce15" office:value-type="float" office:value="263.8" calcext:value-type="float">
            <text:p>263.8</text:p>
          </table:table-cell>
          <table:table-cell table:style-name="ce23" table:formula="of:=-([.$E$29]+([.E54]-[.$E$31])/1.5)" office:value-type="float" office:value="-86.5333333333333" calcext:value-type="float">
            <text:p>-87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7.8" calcext:value-type="float">
            <text:p>267.8</text:p>
          </table:table-cell>
          <table:table-cell table:style-name="ce23" table:formula="of:=-([.$C$29]+([.C55]-[.$C$31])/1.5)" office:value-type="float" office:value="-89.2" calcext:value-type="float">
            <text:p>-89</text:p>
          </table:table-cell>
          <table:table-cell table:style-name="ce15" office:value-type="float" office:value="267.8" calcext:value-type="float">
            <text:p>267.8</text:p>
          </table:table-cell>
          <table:table-cell table:style-name="ce23" table:formula="of:=-([.$E$29]+([.E55]-[.$E$31])/1.5)" office:value-type="float" office:value="-89.2" calcext:value-type="float">
            <text:p>-89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5" calcext:value-type="float">
            <text:p>266.5</text:p>
          </table:table-cell>
          <table:table-cell table:style-name="ce23" table:formula="of:=-([.$C$29]+([.C56]-[.$C$31])/1.5)" office:value-type="float" office:value="-88.3333333333333" calcext:value-type="float">
            <text:p>-88</text:p>
          </table:table-cell>
          <table:table-cell table:style-name="ce15" office:value-type="float" office:value="270.5" calcext:value-type="float">
            <text:p>270.5</text:p>
          </table:table-cell>
          <table:table-cell table:style-name="ce23" table:formula="of:=-([.$E$29]+([.E56]-[.$E$31])/1.5)" office:value-type="float" office:value="-91" calcext:value-type="float">
            <text:p>-9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" calcext:value-type="float">
            <text:p>266.0</text:p>
          </table:table-cell>
          <table:table-cell table:style-name="ce23" table:formula="of:=-([.$C$29]+([.C57]-[.$C$31])/1.5)" office:value-type="float" office:value="-88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29]+([.E57]-[.$E$31])/1.5)" office:value-type="float" office:value="-86.1333333333333" calcext:value-type="float">
            <text:p>-86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7" calcext:value-type="float">
            <text:p>266.7</text:p>
          </table:table-cell>
          <table:table-cell table:style-name="ce23" table:formula="of:=-([.$C$29]+([.C58]-[.$C$31])/1.5)" office:value-type="float" office:value="-88.4666666666667" calcext:value-type="float">
            <text:p>-88</text:p>
          </table:table-cell>
          <table:table-cell table:style-name="ce15" office:value-type="float" office:value="265.5" calcext:value-type="float">
            <text:p>265.5</text:p>
          </table:table-cell>
          <table:table-cell table:style-name="ce23" table:formula="of:=-([.$E$29]+([.E58]-[.$E$31])/1.5)" office:value-type="float" office:value="-87.6666666666667" calcext:value-type="float">
            <text:p>-88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7" calcext:value-type="float">
            <text:p>265.7</text:p>
          </table:table-cell>
          <table:table-cell table:style-name="ce23" table:formula="of:=-([.$C$29]+([.C59]-[.$C$31])/1.5)" office:value-type="float" office:value="-87.8" calcext:value-type="float">
            <text:p>-88</text:p>
          </table:table-cell>
          <table:table-cell table:style-name="ce15" office:value-type="float" office:value="267.3" calcext:value-type="float">
            <text:p>267.3</text:p>
          </table:table-cell>
          <table:table-cell table:style-name="ce23" table:formula="of:=-([.$E$29]+([.E59]-[.$E$31])/1.5)" office:value-type="float" office:value="-88.8666666666667" calcext:value-type="float">
            <text:p>-89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8" calcext:value-type="float">
            <text:p>266.8</text:p>
          </table:table-cell>
          <table:table-cell table:style-name="ce23" table:formula="of:=-([.$C$29]+([.C60]-[.$C$31])/1.5)" office:value-type="float" office:value="-88.5333333333334" calcext:value-type="float">
            <text:p>-89</text:p>
          </table:table-cell>
          <table:table-cell table:style-name="ce15" office:value-type="float" office:value="265.3" calcext:value-type="float">
            <text:p>265.3</text:p>
          </table:table-cell>
          <table:table-cell table:style-name="ce23" table:formula="of:=-([.$E$29]+([.E60]-[.$E$31])/1.5)" office:value-type="float" office:value="-87.5333333333333" calcext:value-type="float">
            <text:p>-88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2.2" calcext:value-type="float">
            <text:p>262.2</text:p>
          </table:table-cell>
          <table:table-cell table:style-name="ce23" table:formula="of:=-([.$C$29]+([.C61]-[.$C$31])/1.5)" office:value-type="float" office:value="-85.4666666666667" calcext:value-type="float">
            <text:p>-85</text:p>
          </table:table-cell>
          <table:table-cell table:style-name="ce15" office:value-type="float" office:value="266.3" calcext:value-type="float">
            <text:p>266.3</text:p>
          </table:table-cell>
          <table:table-cell table:style-name="ce23" table:formula="of:=-([.$E$29]+([.E61]-[.$E$31])/1.5)" office:value-type="float" office:value="-88.2" calcext:value-type="float">
            <text:p>-88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5.8" calcext:value-type="float">
            <text:p>265.8</text:p>
          </table:table-cell>
          <table:table-cell table:style-name="ce23" table:formula="of:=-([.$C$29]+([.C62]-[.$C$31])/1.5)" office:value-type="float" office:value="-87.8666666666667" calcext:value-type="float">
            <text:p>-88</text:p>
          </table:table-cell>
          <table:table-cell table:style-name="ce15" office:value-type="float" office:value="265.2" calcext:value-type="float">
            <text:p>265.2</text:p>
          </table:table-cell>
          <table:table-cell table:style-name="ce23" table:formula="of:=-([.$E$29]+([.E62]-[.$E$31])/1.5)" office:value-type="float" office:value="-87.4666666666667" calcext:value-type="float">
            <text:p>-87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6.3" calcext:value-type="float">
            <text:p>266.3</text:p>
          </table:table-cell>
          <table:table-cell table:style-name="ce23" table:formula="of:=-([.$C$29]+([.C63]-[.$C$31])/1.5)" office:value-type="float" office:value="-88.2" calcext:value-type="float">
            <text:p>-88</text:p>
          </table:table-cell>
          <table:table-cell table:style-name="ce15" office:value-type="float" office:value="266.7" calcext:value-type="float">
            <text:p>266.7</text:p>
          </table:table-cell>
          <table:table-cell table:style-name="ce23" table:formula="of:=-([.$E$29]+([.E63]-[.$E$31])/1.5)" office:value-type="float" office:value="-88.4666666666667" calcext:value-type="float">
            <text:p>-88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float" office:value="264.2" calcext:value-type="float">
            <text:p>264.2</text:p>
          </table:table-cell>
          <table:table-cell table:style-name="ce23" table:formula="of:=-([.$C$29]+([.C64]-[.$C$31])/1.5)" office:value-type="float" office:value="-86.8" calcext:value-type="float">
            <text:p>-87</text:p>
          </table:table-cell>
          <table:table-cell table:style-name="ce15" office:value-type="float" office:value="264.8" calcext:value-type="float">
            <text:p>264.8</text:p>
          </table:table-cell>
          <table:table-cell table:style-name="ce23" table:formula="of:=-([.$E$29]+([.E64]-[.$E$31])/1.5)" office:value-type="float" office:value="-87.2" calcext:value-type="float">
            <text:p>-87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led!</text:p>
          </table:table-cell>
          <table:table-cell table:style-name="ce17" office:value-type="float" office:value="266.3" calcext:value-type="float">
            <text:p>266.3</text:p>
          </table:table-cell>
          <table:table-cell table:style-name="ce23" table:formula="of:=-([.$C$29]+([.C65]-[.$C$31])/1.5)" office:value-type="float" office:value="-88.2" calcext:value-type="float">
            <text:p>-88</text:p>
          </table:table-cell>
          <table:table-cell table:style-name="ce15" office:value-type="float" office:value="263.2" calcext:value-type="float">
            <text:p>263.2</text:p>
          </table:table-cell>
          <table:table-cell table:style-name="ce23" table:formula="of:=-([.$E$29]+([.E65]-[.$E$31])/1.5)" office:value-type="float" office:value="-86.1333333333333" calcext:value-type="float">
            <text:p>-86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float" office:value="271" calcext:value-type="float">
            <text:p>271.0</text:p>
          </table:table-cell>
          <table:table-cell table:style-name="ce25" table:formula="of:=-([.$C$29]+([.C66]-[.$C$31])/1.5)" office:value-type="float" office:value="-91.3333333333333" calcext:value-type="float">
            <text:p>-91</text:p>
          </table:table-cell>
          <table:table-cell table:style-name="ce28" office:value-type="float" office:value="266" calcext:value-type="float">
            <text:p>266.0</text:p>
          </table:table-cell>
          <table:table-cell table:style-name="ce25" table:formula="of:=-([.$E$29]+([.E66]-[.$E$31])/1.5)" office:value-type="float" office:value="-88" calcext:value-type="float">
            <text:p>-88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"/>
          <table:table-cell table:style-name="ce15"/>
          <table:table-cell table:style-name="ce23"/>
          <table:table-cell table:style-name="ce32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Sensor</text:p>
          </table:table-cell>
          <table:table-cell/>
          <table:table-cell table:style-name="ce23" office:value-type="string" calcext:value-type="string">
            <text:p>y=mx+b</text:p>
          </table:table-cell>
          <table:table-cell table:style-name="ce15" table:formula="of:=[.$E$70]*[.E73]+[.$E$69]" office:value-type="float" office:value="48" calcext:value-type="float">
            <text:p>48.0</text:p>
          </table:table-cell>
          <table:table-cell table:style-name="ce23"/>
          <table:table-cell table:style-name="ce15" table:formula="of:=[.$E$70]*[.G73]+[.$E$69]" office:value-type="float" office:value="12" calcext:value-type="float">
            <text:p>12.0</text:p>
          </table:table-cell>
          <table:table-cell table:style-name="ce15" table:formula="of:=[.H70]*[.H73]+[.H69]" office:value-type="float" office:value="1219.2" calcext:value-type="float">
            <text:p>1219.2</text:p>
          </table:table-cell>
          <table:table-cell table:formula="of:=[.$H$70]*[.I73]+[.$H$69]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or Test</text:p>
          </table:table-cell>
          <table:table-cell/>
          <table:table-cell table:style-name="ce23" office:value-type="string" calcext:value-type="string">
            <text:p>b=</text:p>
          </table:table-cell>
          <table:table-cell table:style-name="ce15" table:formula="of:=[.E72]-[.E70]*[.E73]" office:value-type="float" office:value="-0.24759284731774" calcext:value-type="float">
            <text:p>-0.2</text:p>
          </table:table-cell>
          <table:table-cell table:style-name="ce23"/>
          <table:table-cell table:style-name="ce32"/>
          <table:table-cell table:formula="of:=[.I72]-[.H70]*[.I73]" office:value-type="float" office:value="-11.6078832543476" calcext:value-type="float">
            <text:p>-11.6078832543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=</text:p>
          </table:table-cell>
          <table:table-cell table:style-name="ce29" table:formula="of:=([.E72]-[.G72])/([.E73]-[.G73])" office:value-type="float" office:value="0.990371389270977" calcext:value-type="float">
            <text:p>0.99037</text:p>
          </table:table-cell>
          <table:table-cell/>
          <table:table-cell table:style-name="ce32"/>
          <table:table-cell table:formula="of:=([.H72]-[.I72])/([.H73]-[.I73])" office:value-type="float" office:value="0.995010334244974" calcext:value-type="float">
            <text:p>0.9950103342449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rror in %</text:p>
          </table:table-cell>
          <table:table-cell table:style-name="ce30" table:formula="of:=([.E73]/[.E72])-1" office:value-type="percentage" office:value="0.0149305555555557" calcext:value-type="percentage">
            <text:p>1.49%</text:p>
          </table:table-cell>
          <table:table-cell/>
          <table:table-cell table:style-name="ce30" table:formula="of:=([.G73]/[.G72])-1" office:value-type="percentage" office:value="0.0305555555555554" calcext:value-type="percentage">
            <text:p>3.06%</text:p>
          </table:table-cell>
          <table:table-cell table:style-name="ce30" table:formula="of:=([.H73]/[.H72])-1" office:value-type="percentage" office:value="0.0145833333333334" calcext:value-type="percentage">
            <text:p>1.46%</text:p>
          </table:table-cell>
          <table:table-cell table:style-name="ce30" table:formula="of:=([.I73]/[.I72])-1" office:value-type="percentage" office:value="0.0488721804511278" calcext:value-type="percentage">
            <text:p>4.89%</text:p>
          </table:table-cell>
          <table:table-cell table:style-name="ce30"/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style-name="ce15" office:value-type="float" office:value="48" calcext:value-type="float">
            <text:p>48.0</text:p>
          </table:table-cell>
          <table:table-cell/>
          <table:table-cell table:style-name="ce15" office:value-type="float" office:value="12" calcext:value-type="float">
            <text:p>12.0</text:p>
          </table:table-cell>
          <table:table-cell table:formula="of:=48*25.4" office:value-type="float" office:value="1219.2" calcext:value-type="float">
            <text:p>1219.2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15" table:formula="of:=AVERAGE([.E74:.E85])" office:value-type="float" office:value="48.7166666666667" calcext:value-type="float">
            <text:p>48.7</text:p>
          </table:table-cell>
          <table:table-cell/>
          <table:table-cell table:style-name="ce15" table:formula="of:=AVERAGE([.G74:.G85])" office:value-type="float" office:value="12.3666666666667" calcext:value-type="float">
            <text:p>12.4</text:p>
          </table:table-cell>
          <table:table-cell table:formula="of:=48.7*25.4" office:value-type="float" office:value="1236.98" calcext:value-type="float">
            <text:p>1236.98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.8" calcext:value-type="float">
            <text:p>50.8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 table:number-rows-repeated="104849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4" loext:min-decimal-places="14" number:min-integer-digits="1"/>
    </number:number-style>
    <number:percentage-style style:name="N14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4:37:13.020467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43:26.987889954</meta:creation-date>
    <dc:date>2019-05-03T16:07:17.408384567</dc:date>
    <meta:editing-duration>P1DT7H56M23S</meta:editing-duration>
    <meta:editing-cycles>31</meta:editing-cycles>
    <meta:generator>LibreOffice/6.1.3.2$MacOSX_X86_64 LibreOffice_project/86daf60bf00efa86ad547e59e09d6bb77c699acb</meta:generator>
    <meta:document-statistic meta:table-count="1" meta:cell-count="318" meta:object-count="0"/>
  </office:meta>
</office:document-meta>
</file>